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Lohit Hindi1" svg:font-family="'Lohit Hindi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62a20" officeooo:paragraph-rsid="00162a20"/>
    </style:style>
    <style:style style:name="P2" style:family="paragraph" style:parent-style-name="Standard">
      <style:text-properties style:font-name="Arial" fo:font-size="12pt" officeooo:rsid="0016d279" officeooo:paragraph-rsid="0016d279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62a20" officeooo:paragraph-rsid="0019c51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paragraph-rsid="0019c513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font-weight="bold" officeooo:rsid="00162a20" officeooo:paragraph-rsid="0019c513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8pt" fo:font-weight="bold" officeooo:rsid="00162a20" officeooo:paragraph-rsid="0019c513" style:font-size-asian="28pt" style:font-weight-asian="bold" style:font-size-complex="28pt" style:font-weight-complex="bold"/>
    </style:style>
    <style:style style:name="P7" style:family="paragraph" style:parent-style-name="Standard">
      <style:text-properties style:font-name="Arial" fo:font-size="14pt" fo:font-weight="bold" officeooo:rsid="00162a20" officeooo:paragraph-rsid="00162a20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404040" style:font-name="Arial" fo:font-size="12pt" fo:letter-spacing="normal" fo:font-style="normal" fo:font-weight="normal" officeooo:rsid="00162a20" officeooo:paragraph-rsid="00162a20"/>
    </style:style>
    <style:style style:name="P9" style:family="paragraph" style:parent-style-name="Standard">
      <style:text-properties fo:font-variant="normal" fo:text-transform="none" fo:color="#404040" style:font-name="Arial" fo:font-size="14pt" fo:letter-spacing="normal" fo:font-style="normal" style:text-underline-style="solid" style:text-underline-width="auto" style:text-underline-color="font-color" fo:font-weight="bold" officeooo:rsid="0016d279" officeooo:paragraph-rsid="0016d279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12pt" fo:font-weight="bold" officeooo:rsid="00162a20" officeooo:paragraph-rsid="00162a20" style:font-weight-asian="bold" style:font-weight-complex="bold"/>
    </style:style>
    <style:style style:name="P11" style:family="paragraph" style:parent-style-name="Table_20_Contents">
      <style:text-properties style:font-name="Arial" fo:font-size="12pt" officeooo:rsid="00162a20" officeooo:paragraph-rsid="00162a20"/>
    </style:style>
    <style:style style:name="P12" style:family="paragraph" style:parent-style-name="Table_20_Contents">
      <style:text-properties style:font-name="Arial" fo:font-size="12pt" officeooo:rsid="001863da" officeooo:paragraph-rsid="001863da"/>
    </style:style>
    <style:style style:name="P13" style:family="paragraph" style:parent-style-name="Table_20_Contents">
      <style:text-properties style:font-name="Arial" fo:font-size="12pt" officeooo:rsid="0016d279" officeooo:paragraph-rsid="0016d279"/>
    </style:style>
    <style:style style:name="P14" style:family="paragraph" style:parent-style-name="Table_20_Contents">
      <style:text-properties style:font-name="Arial" fo:font-size="12pt" officeooo:rsid="001928eb" officeooo:paragraph-rsid="001928eb"/>
    </style:style>
    <style:style style:name="T1" style:family="text">
      <style:text-properties officeooo:rsid="0019c513"/>
    </style:style>
    <style:style style:name="T2" style:family="text">
      <style:text-properties fo:font-weight="normal" officeooo:rsid="0019c513" style:font-weight-asian="normal" style:font-weight-complex="normal"/>
    </style:style>
    <style:style style:name="T3" style:family="text">
      <style:text-properties fo:font-weight="normal" officeooo:rsid="0019c513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404040" style:font-name="Arial" fo:letter-spacing="normal" fo:font-style="normal" fo:font-weight="normal" officeooo:rsid="0019c513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9c513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solid" style:text-underline-width="auto" style:text-underline-color="font-color" fo:font-weight="normal" officeooo:rsid="0019c513" style:font-size-asian="15.75pt" style:font-weight-asian="normal" style:font-size-complex="18pt" style:font-weight-complex="normal"/>
    </style:style>
    <style:style style:name="T7" style:family="text">
      <style:text-properties officeooo:rsid="0019c513" style:font-size-asian="15.75pt" style:font-weight-asian="bold" style:font-size-complex="18pt" style:font-weight-complex="bold"/>
    </style:style>
    <style:style style:name="T8" style:family="text">
      <style:text-properties officeooo:rsid="0019c513" style:font-size-asian="18pt" style:font-weight-asian="bold" style:font-size-complex="18pt" style:font-weight-complex="bold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Comparación entre sociedad colectiva, anónima y de responsabilidad limitada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3"><text:span text:style-name="T1">Alumno: </text:span><text:span text:style-name="T2">Ariel Gerardo Ríos</text:span></text:p>
      <text:p text:style-name="P3"><text:span text:style-name="T1">Legajo: </text:span><text:span text:style-name="T2">116044-8</text:span></text:p>
      <text:p text:style-name="P4"><text:span text:style-name="T7">Profesora</text:span><text:span text:style-name="T8">:</text:span><text:span text:style-name="T3"> </text:span><text:span text:style-name="T4">Liliana H. Maglio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9">Enunciado</text:span></text:p>
      <text:p text:style-name="P1"/>
      <text:p text:style-name="P8">Hacer un cuadro comparativo de sociedad colectiva, S.R.L. y S.A.</text:p>
      <text:p text:style-name="P8"/>
      <text:p text:style-name="P8"/>
      <text:p text:style-name="P9">Desarrollo</text:p>
      <text:p text:style-name="P8"/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Nombre sociedad</text:p>
          </table:table-cell>
          <table:table-cell table:style-name="Table2.A1" office:value-type="string">
            <text:p text:style-name="P10">Tipo</text:p>
          </table:table-cell>
          <table:table-cell table:style-name="Table2.C1" office:value-type="string">
            <text:p text:style-name="P10">Capital Social</text:p>
          </table:table-cell>
        </table:table-row>
        <table:table-row>
          <table:table-cell table:style-name="Table2.A2" office:value-type="string">
            <text:p text:style-name="P11">Colectiva</text:p>
          </table:table-cell>
          <table:table-cell table:style-name="Table2.A2" office:value-type="string">
            <text:p text:style-name="P11">Sociedad de <text:s/>personas. <text:s/></text:p>
            <text:p text:style-name="P11">Sin límite en la <text:s text:c="7"/></text:p>
            <text:p text:style-name="P11">cantidad de socios. <text:s text:c="10"/></text:p>
          </table:table-cell>
          <table:table-cell table:style-name="Table2.C2" office:value-type="string">
            <text:p text:style-name="P12">Sin mínimo legal</text:p>
          </table:table-cell>
        </table:table-row>
        <table:table-row>
          <table:table-cell table:style-name="Table2.A2" office:value-type="string">
            <text:p text:style-name="P11">Anónima</text:p>
          </table:table-cell>
          <table:table-cell table:style-name="Table2.A2" office:value-type="string">
            <text:p text:style-name="P11">Sociedad de capital: por</text:p>
            <text:p text:style-name="P11">acciones. Sin límites en</text:p>
            <text:p text:style-name="P11">la cantidad de socios. <text:s/></text:p>
          </table:table-cell>
          <table:table-cell table:style-name="Table2.C2" office:value-type="string">
            <text:p text:style-name="P13">Mínimo de $ 100.000</text:p>
          </table:table-cell>
        </table:table-row>
        <table:table-row>
          <table:table-cell table:style-name="Table2.A2" office:value-type="string">
            <text:p text:style-name="P11">Responsabilidad Limitada</text:p>
          </table:table-cell>
          <table:table-cell table:style-name="Table2.A2" office:value-type="string">
            <text:p text:style-name="P11">Sociedad mixta. 15 <text:s text:c="5"/></text:p>
            <text:p text:style-name="P11">socios máximo.</text:p>
          </table:table-cell>
          <table:table-cell table:style-name="Table2.C2" office:value-type="string">
            <text:p text:style-name="P11">Cuotas &gt;= $10.</text:p>
          </table:table-cell>
        </table:table-row>
      </table:table>
      <text:p text:style-name="P8"/>
      <text:p text:style-name="P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Nombre sociedad</text:p>
          </table:table-cell>
          <table:table-cell table:style-name="Table3.A1" office:value-type="string">
            <text:p text:style-name="P10">Órgano de gobierno</text:p>
          </table:table-cell>
          <table:table-cell table:style-name="Table3.C1" office:value-type="string">
            <text:p text:style-name="P10">Órgano de fiscalización</text:p>
          </table:table-cell>
        </table:table-row>
        <table:table-row>
          <table:table-cell table:style-name="Table3.A2" office:value-type="string">
            <text:p text:style-name="P11">Colectiva</text:p>
          </table:table-cell>
          <table:table-cell table:style-name="Table3.A2" office:value-type="string">
            <text:p text:style-name="P14">No son necesarios.</text:p>
          </table:table-cell>
          <table:table-cell table:style-name="Table3.C2" office:value-type="string">
            <text:p text:style-name="P14">No son necesarios.</text:p>
          </table:table-cell>
        </table:table-row>
        <table:table-row>
          <table:table-cell table:style-name="Table3.A2" office:value-type="string">
            <text:p text:style-name="P11">Anónima</text:p>
          </table:table-cell>
          <table:table-cell table:style-name="Table3.A2" office:value-type="string">
            <text:p text:style-name="P11">Asamble de Accionistas:</text:p>
            <text:p text:style-name="P11">- A. Ordinarias <text:s text:c="7"/></text:p>
            <text:p text:style-name="P11">- A. Extraordinarias</text:p>
          </table:table-cell>
          <table:table-cell table:style-name="Table3.C2" office:value-type="string">
            <text:p text:style-name="P11">- Sindicatura: a cargo de 1 </text:p>
            <text:p text:style-name="P11"><text:s text:c="2"/>más abogados/contadores, <text:s/></text:p>
            <text:p text:style-name="P11"><text:s text:c="2"/>designados por la Asamblea</text:p>
            <text:p text:style-name="P11"><text:s text:c="2"/>de accionistas. <text:s text:c="10"/></text:p>
            <text:p text:style-name="P11">- Consejo de vigilancia: <text:s text:c="3"/></text:p>
            <text:p text:style-name="P11"><text:s text:c="2"/>ídem anterior; de 3 a 15 <text:s/></text:p>
            <text:p text:style-name="P11"><text:s text:c="2"/>socios.</text:p>
          </table:table-cell>
        </table:table-row>
        <table:table-row>
          <table:table-cell table:style-name="Table3.A2" office:value-type="string">
            <text:p text:style-name="P11">Responsabilidad Limitada</text:p>
          </table:table-cell>
          <table:table-cell table:style-name="Table3.A2" office:value-type="string">
            <text:p text:style-name="P11">Asamblea de Socios.</text:p>
          </table:table-cell>
          <table:table-cell table:style-name="Table3.C2" office:value-type="string">
            <text:p text:style-name="P11">- Sindicatura: a cargo de 1 </text:p>
            <text:p text:style-name="P11"><text:s text:c="2"/>más abogados/contadores, <text:s/></text:p>
            <text:p text:style-name="P11"><text:s text:c="2"/>designados por la Asamblea</text:p>
            <text:p text:style-name="P11"><text:s text:c="2"/>de accionistas. <text:s text:c="10"/></text:p>
            <text:p text:style-name="P11">- Consejo de vigilancia: <text:s text:c="3"/></text:p>
            <text:p text:style-name="P11"><text:s text:c="2"/>ídem anterior; de 3 a 15 <text:s/></text:p>
            <text:p text:style-name="P11"><text:s text:c="2"/>socios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Nombre sociedad</text:p>
          </table:table-cell>
          <table:table-cell table:style-name="Table4.A1" office:value-type="string">
            <text:p text:style-name="P10">Órgano de administración</text:p>
          </table:table-cell>
          <table:table-cell table:style-name="Table4.C1" office:value-type="string">
            <text:p text:style-name="P10">Forma de constitución</text:p>
          </table:table-cell>
        </table:table-row>
        <text:soft-page-break/>
        <table:table-row>
          <table:table-cell table:style-name="Table4.A2" office:value-type="string">
            <text:p text:style-name="P11">Colectiva</text:p>
          </table:table-cell>
          <table:table-cell table:style-name="Table4.A2" office:value-type="string">
            <text:p text:style-name="P13">Establecido por el contrato </text:p>
            <text:p text:style-name="P13">social; de no ser así, por <text:s/></text:p>
            <text:p text:style-name="P13">cualquiera de sus socios.</text:p>
          </table:table-cell>
          <table:table-cell table:style-name="Table4.C2" office:value-type="string">
            <text:p text:style-name="P13">Por contrato social.</text:p>
          </table:table-cell>
        </table:table-row>
        <table:table-row>
          <table:table-cell table:style-name="Table4.A2" office:value-type="string">
            <text:p text:style-name="P11">Anónima</text:p>
          </table:table-cell>
          <table:table-cell table:style-name="Table4.A2" office:value-type="string">
            <text:p text:style-name="P13">Directorio: 2 ó más socios <text:s/></text:p>
            <text:p text:style-name="P13">designados por Asamblea de <text:s/></text:p>
            <text:p text:style-name="P13">Accionistas.</text:p>
          </table:table-cell>
          <table:table-cell table:style-name="Table4.C2" office:value-type="string">
            <text:p text:style-name="P2">Contrato social <text:s text:c="8"/></text:p>
            <text:p text:style-name="P13">exteriorizado mediante <text:s/></text:p>
            <text:p text:style-name="P13">instrumento público.</text:p>
          </table:table-cell>
        </table:table-row>
        <table:table-row>
          <table:table-cell table:style-name="Table4.A2" office:value-type="string">
            <text:p text:style-name="P11">Responsabilidad Limitada</text:p>
          </table:table-cell>
          <table:table-cell table:style-name="Table4.A2" office:value-type="string">
            <text:p text:style-name="P13">Los Gerentes tendrán la <text:s text:c="4"/></text:p>
            <text:p text:style-name="P13">administración y <text:s text:c="11"/></text:p>
            <text:p text:style-name="P13">representación de la <text:s text:c="7"/></text:p>
            <text:p text:style-name="P13">sociedad, sean socios o no.</text:p>
          </table:table-cell>
          <table:table-cell table:style-name="Table4.C2" office:value-type="string">
            <text:p text:style-name="P13">Contrato social <text:s text:c="8"/></text:p>
            <text:p text:style-name="P13">exteriorizado mediante <text:s/></text:p>
            <text:p text:style-name="P13">instrumento público.</text:p>
          </table:table-cell>
        </table:table-row>
      </table:table>
      <text:p text:style-name="P8"/>
      <text:p text:style-name="P8"/>
      <text:p text:style-name="P8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">Nombre sociedad</text:p>
          </table:table-cell>
          <table:table-cell table:style-name="Table5.A1" office:value-type="string">
            <text:p text:style-name="P10">Denominación social</text:p>
          </table:table-cell>
          <table:table-cell table:style-name="Table5.C1" office:value-type="string">
            <text:p text:style-name="P10">Responsabilidad de socios ante deudas</text:p>
          </table:table-cell>
        </table:table-row>
        <table:table-row>
          <table:table-cell table:style-name="Table5.A2" office:value-type="string">
            <text:p text:style-name="P11">Colectiva</text:p>
          </table:table-cell>
          <table:table-cell table:style-name="Table5.A2" office:value-type="string">
            <text:p text:style-name="P13">El nombre de uno o más socios</text:p>
            <text:p text:style-name="P13">adicionando "y Compañía". <text:s text:c="16"/></text:p>
          </table:table-cell>
          <table:table-cell table:style-name="Table5.C2" office:value-type="string">
            <text:p text:style-name="P13">Responden con todo su patrimonio (ilimitada) </text:p>
            <text:p text:style-name="P13">y en forma solidaria (cada uno debe responder</text:p>
            <text:p text:style-name="P13">por el total). </text:p>
          </table:table-cell>
        </table:table-row>
        <table:table-row>
          <table:table-cell table:style-name="Table5.A2" office:value-type="string">
            <text:p text:style-name="P11">Anónima</text:p>
          </table:table-cell>
          <table:table-cell table:style-name="Table5.A2" office:value-type="string">
            <text:p text:style-name="P13">- 1 ó más personas de <text:s text:c="7"/></text:p>
            <text:p text:style-name="P13"><text:s text:c="2"/>existencia visible. <text:s text:c="7"/></text:p>
            <text:p text:style-name="P13">- Nombre de fantasía, <text:s text:c="7"/></text:p>
            <text:p text:style-name="P13"><text:s text:c="2"/>agregando "S.A.". De no ser</text:p>
            <text:p text:style-name="P13"><text:s text:c="2"/>así será considerada <text:s text:c="6"/></text:p>
            <text:p text:style-name="P13"><text:s text:c="2"/>ilimitada y solidaria.</text:p>
          </table:table-cell>
          <table:table-cell table:style-name="Table5.C2" office:value-type="string">
            <text:p text:style-name="P13">Limitada a la integración de las acciones <text:s text:c="3"/></text:p>
            <text:p text:style-name="P13">suscriptas por ellos mismos.</text:p>
          </table:table-cell>
        </table:table-row>
        <table:table-row>
          <table:table-cell table:style-name="Table5.A2" office:value-type="string">
            <text:p text:style-name="P11">Responsabilidad Limitada</text:p>
          </table:table-cell>
          <table:table-cell table:style-name="Table5.A2" office:value-type="string">
            <text:p text:style-name="P13">- 1 ó más socios. <text:s text:c="11"/></text:p>
            <text:p text:style-name="P13">- Nombre de fantasía más <text:s text:c="4"/></text:p>
            <text:p text:style-name="P13"><text:s text:c="2"/>"S.R.L.". De no ser así se </text:p>
            <text:p text:style-name="P13"><text:s text:c="2"/>hará responsable al gerente</text:p>
            <text:p text:style-name="P13"><text:s text:c="2"/>de forma ilimitada y <text:s text:c="6"/></text:p>
            <text:p text:style-name="P13"><text:s text:c="2"/>solidaria. <text:s text:c="16"/></text:p>
            <text:p text:style-name="P13"><text:s text:c="2"/>solidaria.</text:p>
          </table:table-cell>
          <table:table-cell table:style-name="Table5.C2" office:value-type="string">
            <text:p text:style-name="P13">Limitada al monto de las cuotas suscriptas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ato" svg:font-family="Lato, proxima-nova, 'Helvetica Neue', Arial, sans-serif"/>
    <style:font-face style:name="Lohit Hindi1" svg:font-family="'Lohit Hindi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1:05:23</meta:creation-date>
    <dc:date>2014-06-12T16:19:18</dc:date>
    <meta:editing-duration>PT4M7S</meta:editing-duration>
    <meta:editing-cycles>3</meta:editing-cycles>
    <meta:generator>LibreOffice/3.6$Linux_X86_64 LibreOffice_project/360m1$Build-2</meta:generator>
    <meta:document-statistic meta:table-count="4" meta:image-count="0" meta:object-count="0" meta:page-count="3" meta:paragraph-count="100" meta:word-count="329" meta:character-count="2383" meta:non-whitespace-character-count="1888"/>
  </office:meta>
</office:document-meta>
</file>